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1cm" draw:stroke-linejoin="miter" draw:fill="solid" draw:fill-color="#cccccc"/>
    </style:style>
    <style:style style:name="gr2" style:family="graphic" style:parent-style-name="standard">
      <style:graphic-properties draw:stroke="none" svg:stroke-width="0.055cm" draw:stroke-linejoin="miter" draw:fill="solid" draw:fill-color="#cccccc"/>
    </style:style>
    <style:style style:name="gr3" style:family="graphic" style:parent-style-name="standard">
      <style:graphic-properties draw:stroke="none" svg:stroke-width="0.052cm" draw:stroke-linejoin="miter" draw:fill="solid" draw:fill-color="#cccccc"/>
    </style:style>
    <style:style style:name="gr4" style:family="graphic" style:parent-style-name="standard">
      <style:graphic-properties draw:stroke="none" svg:stroke-width="0.053cm" draw:stroke-linejoin="miter" draw:fill="solid" draw:fill-color="#cccccc"/>
    </style:style>
    <style:style style:name="gr5" style:family="graphic" style:parent-style-name="standard">
      <style:graphic-properties draw:stroke="none" svg:stroke-width="0.057cm" draw:stroke-linejoin="miter" draw:fill="solid" draw:fill-color="#cccccc"/>
    </style:style>
    <style:style style:name="gr6" style:family="graphic" style:parent-style-name="standard">
      <style:graphic-properties draw:stroke="none" svg:stroke-width="0.042cm" draw:stroke-linejoin="miter" draw:fill="solid" draw:fill-color="#cccccc"/>
    </style:style>
    <style:style style:name="gr7" style:family="graphic" style:parent-style-name="standard">
      <style:graphic-properties draw:stroke="none" svg:stroke-width="0.068cm" draw:stroke-linejoin="miter" draw:fill="solid" draw:fill-color="#cccccc"/>
    </style:style>
    <style:style style:name="gr8" style:family="graphic" style:parent-style-name="standard">
      <style:graphic-properties draw:stroke="none" svg:stroke-width="0.034cm" draw:stroke-linejoin="miter" draw:fill="none"/>
    </style:style>
    <style:style style:name="gr9" style:family="graphic" style:parent-style-name="standard">
      <style:graphic-properties draw:stroke="none" svg:stroke-width="0.035cm" draw:stroke-linejoin="miter" draw:fill="solid" draw:fill-color="#000000"/>
    </style:style>
    <style:style style:name="gr10" style:family="graphic" style:parent-style-name="standard">
      <style:graphic-properties draw:stroke="none" svg:stroke-width="0.035cm" draw:stroke-linejoin="miter" draw:fill="none"/>
    </style:style>
    <style:style style:name="gr11" style:family="graphic" style:parent-style-name="standard">
      <style:graphic-properties draw:stroke="none" svg:stroke-width="0.051cm" draw:stroke-linejoin="miter" draw:fill="solid" draw:fill-color="#000000"/>
    </style:style>
    <style:style style:name="gr12" style:family="graphic" style:parent-style-name="standard">
      <style:graphic-properties draw:stroke="none" svg:stroke-width="0.055cm" draw:stroke-linejoin="miter" draw:fill="solid" draw:fill-color="#000000"/>
    </style:style>
    <style:style style:name="gr13" style:family="graphic" style:parent-style-name="standard">
      <style:graphic-properties draw:stroke="none" svg:stroke-width="0.052cm" draw:stroke-linejoin="miter" draw:fill="solid" draw:fill-color="#000000"/>
    </style:style>
    <style:style style:name="gr14" style:family="graphic" style:parent-style-name="standard">
      <style:graphic-properties draw:stroke="none" svg:stroke-width="0.053cm" draw:stroke-linejoin="miter" draw:fill="solid" draw:fill-color="#000000"/>
    </style:style>
    <style:style style:name="gr15" style:family="graphic" style:parent-style-name="standard">
      <style:graphic-properties draw:stroke="none" svg:stroke-width="0.057cm" draw:stroke-linejoin="miter" draw:fill="solid" draw:fill-color="#000000"/>
    </style:style>
    <style:style style:name="gr16" style:family="graphic" style:parent-style-name="standard">
      <style:graphic-properties draw:stroke="none" svg:stroke-width="0.042cm" draw:stroke-linejoin="miter" draw:fill="solid" draw:fill-color="#000000"/>
    </style:style>
    <style:style style:name="gr17" style:family="graphic" style:parent-style-name="standard">
      <style:graphic-properties draw:stroke="none" svg:stroke-width="0.068cm" draw:stroke-linejoin="miter" draw:fill="solid" draw:fill-color="#000000"/>
    </style:style>
  </office:automatic-styles>
  <office:body>
    <office:drawing>
      <draw:page draw:name="page1" draw:style-name="dp1" draw:master-page-name="Default">
        <draw:g>
          <draw:polygon draw:style-name="gr1" draw:layer="layout" svg:width="1.68cm" svg:height="1.671cm" svg:x="0.79cm" svg:y="1.404cm" svg:viewBox="0 0 1681 1672" draw:points="837,1672 582,1150 0,1108 425,660 327,75 845,320 1366,0 1261,600 1681,987 1098,1113">
            <text:p/>
          </draw:polygon>
          <draw:polygon draw:style-name="gr2" draw:layer="layout" svg:width="1.035cm" svg:height="1.082cm" svg:x="2.208cm" svg:y="0.835cm" svg:viewBox="0 0 1036 1083" draw:points="734,1083 443,863 94,1003 218,633 0,334 368,325 582,0 686,365 1036,463 732,697">
            <text:p/>
          </draw:polygon>
          <draw:polygon draw:style-name="gr1" draw:layer="layout" svg:width="2.126cm" svg:height="2.182cm" svg:x="2.883cm" svg:y="3.818cm" svg:viewBox="0 0 2127 2183" draw:points="1137,2183 747,1555 0,1577 486,955 288,228 978,471 1602,0 1543,772 2127,1208 1400,1442">
            <text:p/>
          </draw:polygon>
          <draw:polygon draw:style-name="gr3" draw:layer="layout" svg:width="1.547cm" svg:height="1.555cm" svg:x="3.088cm" svg:y="6.938cm" svg:viewBox="0 0 1548 1556" draw:points="670,1556 522,1033 0,898 459,555 464,0 895,311 1421,103 1228,637 1548,1064 998,1084">
            <text:p/>
          </draw:polygon>
          <draw:polygon draw:style-name="gr1" draw:layer="layout" svg:width="1.647cm" svg:height="1.637cm" svg:x="5.976cm" svg:y="8.654cm" svg:viewBox="0 0 1648 1638" draw:points="820,1638 570,1127 0,1086 417,646 321,73 828,313 1339,0 1235,587 1648,967 1076,1090">
            <text:p/>
          </draw:polygon>
          <draw:polygon draw:style-name="gr4" draw:layer="layout" svg:width="1.104cm" svg:height="1.126cm" svg:x="7.762cm" svg:y="7.958cm" svg:viewBox="0 0 1105 1127" draw:points="1105,532 762,732 737,1127 440,865 55,964 213,601 0,267 396,305 649,0 735,386">
            <text:p/>
          </draw:polygon>
          <draw:polygon draw:style-name="gr5" draw:layer="layout" svg:width="1.439cm" svg:height="1.469cm" svg:x="7.045cm" svg:y="5.505cm" svg:viewBox="0 0 1440 1470" draw:points="1083,1470 661,1197 193,1423 328,903 0,514 506,466 770,0 948,490 1440,591 1044,941">
            <text:p/>
          </draw:polygon>
          <draw:polygon draw:style-name="gr5" draw:layer="layout" svg:width="1.344cm" svg:height="1.317cm" svg:x="8.568cm" svg:y="6.33cm" svg:viewBox="0 0 1345 1318" draw:points="0,972 283,591 122,158 575,293 953,0 951,464 1345,717 890,869 756,1318 477,947">
            <text:p/>
          </draw:polygon>
          <draw:polygon draw:style-name="gr6" draw:layer="layout" svg:width="0.73cm" svg:height="0.723cm" svg:x="8.327cm" svg:y="4.853cm" svg:viewBox="0 0 731 724" draw:points="329,724 248,482 0,431 209,260 199,0 409,136 651,27 572,282 731,475 473,496">
            <text:p/>
          </draw:polygon>
          <draw:polygon draw:style-name="gr7" draw:layer="layout" svg:width="0.928cm" svg:height="0.873cm" svg:x="8.932cm" svg:y="4.791cm" svg:viewBox="0 0 929 874" draw:points="165,874 229,559 0,347 323,291 472,0 608,280 929,313 690,542 739,853 455,714">
            <text:p/>
          </draw:polygon>
        </draw:g>
        <draw:path draw:style-name="gr8" draw:layer="layout" svg:width="29.217cm" svg:height="29.217cm" svg:x="0.61cm" svg:y="-56.522cm" svg:viewBox="0 0 29218 29218" svg:d="M29218 14609c0 2689-612 4975-1957 7305-1345 2329-3018 4002-5347 5347-2330 1345-4616 1957-7305 1957s-4975-612-7304-1957c-2330-1345-4003-3018-5348-5347-1344-2330-1957-4616-1957-7305s613-4975 1957-7304c1345-2330 3018-4003 5348-5348 2329-1344 4615-1957 7304-1957s4975 613 7305 1957c2329 1345 4002 3018 5347 5348 1345 2329 1957 4615 1957 7304z">
          <text:p/>
        </draw:path>
        <draw:path draw:style-name="gr9" draw:layer="layout" svg:width="3.011cm" svg:height="3.011cm" svg:x="25.914cm" svg:y="39.238cm" svg:viewBox="0 0 3012 3012" svg:d="M2151 145c751 357 1071 1255 715 2006-357 751-1255 1071-2006 715-751-357-1071-1255-715-2006 357-751 1255-1071 2006-715z">
          <text:p/>
        </draw:path>
        <draw:path draw:style-name="gr9" draw:layer="layout" svg:width="3.011cm" svg:height="3.011cm" svg:x="25.914cm" svg:y="39.238cm" svg:viewBox="0 0 3012 3012" svg:d="M2151 145c751 357 1071 1255 715 2006-357 751-1255 1071-2006 715-751-357-1071-1255-715-2006 357-751 1255-1071 2006-715z">
          <text:p/>
        </draw:path>
        <draw:path draw:style-name="gr10" draw:layer="layout" svg:width="5.136cm" svg:height="0.186cm" svg:x="12.335cm" svg:y="7.177cm" svg:viewBox="0 0 5137 187" svg:d="M0 126c0-119 225-124 328-124 270 0 405 8 620 28 339 31 677 81 956 113 241 27 472 44 679 44 333 0 659-46 906-74 279-33 361-49 699-82 215-21 350-30 621-31 102 0 327 4 328 122">
          <text:p/>
        </draw:path>
        <draw:path draw:style-name="gr10" draw:layer="layout" svg:width="5.136cm" svg:height="0.186cm" svg:x="12.335cm" svg:y="7.177cm" svg:viewBox="0 0 5137 187" svg:d="M0 126c0-119 225-124 328-124 270 0 405 8 620 28 339 31 677 81 956 113 241 27 472 44 679 44 333 0 659-46 906-74 279-33 361-49 699-82 215-21 350-30 621-31 102 0 327 4 328 122">
          <text:p/>
        </draw:path>
        <draw:path draw:style-name="gr8" draw:layer="layout" svg:width="29.217cm" svg:height="29.217cm" svg:x="-15.503cm" svg:y="-2.916cm" svg:viewBox="0 0 29218 29218" svg:d="M29218 14609c0 2689-612 4975-1957 7305-1345 2329-3018 4002-5347 5347-2330 1345-4616 1957-7305 1957s-4975-612-7304-1957c-2330-1345-4003-3018-5348-5347-1344-2330-1957-4616-1957-7305s613-4975 1957-7304c1345-2330 3018-4003 5348-5348 2329-1344 4615-1957 7304-1957s4975 613 7305 1957c2329 1345 4002 3018 5347 5348 1345 2329 1957 4615 1957 7304z">
          <text:p/>
        </draw:path>
        <draw:g>
          <draw:polygon draw:style-name="gr11" draw:layer="layout" svg:width="1.68cm" svg:height="1.671cm" svg:x="0.706cm" svg:y="1.275cm" svg:viewBox="0 0 1681 1672" draw:points="837,1672 582,1150 0,1108 425,660 327,75 845,320 1366,0 1261,600 1681,987 1098,1113">
            <text:p/>
          </draw:polygon>
          <draw:polygon draw:style-name="gr12" draw:layer="layout" svg:width="1.035cm" svg:height="1.082cm" svg:x="2.124cm" svg:y="0.706cm" svg:viewBox="0 0 1036 1083" draw:points="734,1083 443,863 94,1003 218,633 0,334 368,325 582,0 686,365 1036,463 732,697">
            <text:p/>
          </draw:polygon>
          <draw:polygon draw:style-name="gr11" draw:layer="layout" svg:width="2.126cm" svg:height="2.182cm" svg:x="2.799cm" svg:y="3.689cm" svg:viewBox="0 0 2127 2183" draw:points="1137,2183 747,1555 0,1577 486,955 288,228 978,471 1602,0 1543,772 2127,1208 1400,1442">
            <text:p/>
          </draw:polygon>
          <draw:polygon draw:style-name="gr13" draw:layer="layout" svg:width="1.547cm" svg:height="1.555cm" svg:x="3.004cm" svg:y="6.809cm" svg:viewBox="0 0 1548 1556" draw:points="670,1556 522,1033 0,898 459,555 464,0 895,311 1421,103 1228,637 1548,1064 998,1084">
            <text:p/>
          </draw:polygon>
          <draw:polygon draw:style-name="gr11" draw:layer="layout" svg:width="1.647cm" svg:height="1.637cm" svg:x="5.892cm" svg:y="8.525cm" svg:viewBox="0 0 1648 1638" draw:points="820,1638 570,1127 0,1086 417,646 321,73 828,313 1339,0 1235,587 1648,967 1076,1090">
            <text:p/>
          </draw:polygon>
          <draw:polygon draw:style-name="gr14" draw:layer="layout" svg:width="1.104cm" svg:height="1.126cm" svg:x="7.678cm" svg:y="7.829cm" svg:viewBox="0 0 1105 1127" draw:points="1105,532 762,732 737,1127 440,865 55,964 213,601 0,267 396,305 649,0 735,386">
            <text:p/>
          </draw:polygon>
          <draw:polygon draw:style-name="gr15" draw:layer="layout" svg:width="1.439cm" svg:height="1.469cm" svg:x="6.961cm" svg:y="5.376cm" svg:viewBox="0 0 1440 1470" draw:points="1083,1470 661,1197 193,1423 328,903 0,514 506,466 770,0 948,490 1440,591 1044,941">
            <text:p/>
          </draw:polygon>
          <draw:polygon draw:style-name="gr15" draw:layer="layout" svg:width="1.344cm" svg:height="1.317cm" svg:x="8.484cm" svg:y="6.201cm" svg:viewBox="0 0 1345 1318" draw:points="0,972 283,591 122,158 575,293 953,0 951,464 1345,717 890,869 756,1318 477,947">
            <text:p/>
          </draw:polygon>
          <draw:polygon draw:style-name="gr16" draw:layer="layout" svg:width="0.73cm" svg:height="0.723cm" svg:x="8.243cm" svg:y="4.724cm" svg:viewBox="0 0 731 724" draw:points="329,724 248,482 0,431 209,260 199,0 409,136 651,27 572,282 731,475 473,496">
            <text:p/>
          </draw:polygon>
          <draw:polygon draw:style-name="gr17" draw:layer="layout" svg:width="0.928cm" svg:height="0.873cm" svg:x="8.848cm" svg:y="4.662cm" svg:viewBox="0 0 929 874" draw:points="165,874 229,559 0,347 323,291 472,0 608,280 929,313 690,542 739,853 455,714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533cm" fo:page-height="10.8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5.2$MacOSX_x86 LibreOffice_project/3a87456aaa6a95c63eea1c1b3201acedf0751bd5</meta:generator>
    <dc:date>2015-03-14T13:51:08.746905000</dc:date>
    <meta:editing-duration>PT15M7S</meta:editing-duration>
    <meta:editing-cycles>2</meta:editing-cycles>
    <meta:document-statistic meta:object-count="28"/>
  </office:meta>
</office:document-meta>
</file>